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 style:list-style-name="WWNum1">
      <style:paragraph-properties fo:margin-left="1.27cm" fo:margin-right="0cm" fo:text-indent="-0.635cm" style:auto-text-indent="false"/>
      <style:text-properties officeooo:rsid="00081a45" officeooo:paragraph-rsid="00081a45"/>
    </style:style>
    <style:style style:name="P2" style:family="paragraph" style:parent-style-name="normal" style:list-style-name="WWNum1">
      <style:paragraph-properties fo:margin-left="1.27cm" fo:margin-right="0cm" fo:text-indent="-0.635cm" style:auto-text-indent="false"/>
      <style:text-properties officeooo:rsid="00081a45" officeooo:paragraph-rsid="0009bbff"/>
    </style:style>
    <style:style style:name="P3" style:family="paragraph" style:parent-style-name="normal" style:list-style-name="WWNum1">
      <style:paragraph-properties fo:margin-left="1.27cm" fo:margin-right="0cm" fo:text-indent="-0.635cm" style:auto-text-indent="false"/>
      <style:text-properties officeooo:rsid="00081a45" officeooo:paragraph-rsid="000b1a88"/>
    </style:style>
    <style:style style:name="P4" style:family="paragraph" style:parent-style-name="normal">
      <style:paragraph-properties fo:margin-left="1.27cm" fo:margin-right="0cm" fo:text-indent="-0.635cm" style:auto-text-indent="false"/>
      <style:text-properties officeooo:rsid="00081a45" officeooo:paragraph-rsid="00081a45"/>
    </style:style>
    <style:style style:name="P5" style:family="paragraph" style:parent-style-name="normal">
      <style:paragraph-properties fo:margin-left="1.27cm" fo:margin-right="0cm" fo:text-indent="-0.635cm" style:auto-text-indent="false"/>
      <style:text-properties officeooo:rsid="0009bbff" officeooo:paragraph-rsid="0009bbff"/>
    </style:style>
    <style:style style:name="P6" style:family="paragraph" style:parent-style-name="normal">
      <style:paragraph-properties fo:margin-left="1.27cm" fo:margin-right="0cm" fo:text-indent="-0.635cm" style:auto-text-indent="false"/>
      <style:text-properties officeooo:rsid="0009bbff" officeooo:paragraph-rsid="000b1a88"/>
    </style:style>
    <style:style style:name="P7" style:family="paragraph" style:parent-style-name="normal" style:master-page-name="Standard">
      <style:paragraph-properties fo:text-align="center" style:justify-single-word="false" style:page-number="1"/>
      <style:text-properties officeooo:rsid="000640bd" officeooo:paragraph-rsid="000640bd"/>
    </style:style>
    <style:style style:name="P8" style:family="paragraph" style:parent-style-name="normal" style:list-style-name="WWNum1">
      <style:paragraph-properties fo:margin-left="0.635cm" fo:margin-right="0cm" fo:text-indent="0cm" style:auto-text-indent="false"/>
      <style:text-properties officeooo:rsid="00081a45" officeooo:paragraph-rsid="00081a45"/>
    </style:style>
    <style:style style:name="T1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09bbff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081a45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0b1a88" style:font-name-asian="Times New Roman1" style:font-size-asian="12pt" style:font-name-complex="Times New Roman1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Timetable <text:s/>for Work &amp; Personal lifestyle</text:span></text:p>
      <text:p text:style-name="normal"><text:span text:style-name="T2"/></text:p>
      <text:list xml:id="list1739667409" text:style-name="WWNum1">
        <text:list-item>
          <text:p text:style-name="P1"><text:span text:style-name="T2">6:00 AM - WAKE UP</text:span></text:p>
        </text:list-item>
        <text:list-item>
          <text:p text:style-name="P3"><text:span text:style-name="T2">6:00 AM – 7:00 AM – </text:span><text:span text:style-name="T3">DAILY ACTIVITIES</text:span></text:p>
        </text:list-item>
        <text:list-item>
          <text:p text:style-name="P1"><text:span text:style-name="T2">7:00 AM – 8:00 AM – </text:span><text:span text:style-name="T5">TRAVEL TO OFFICE</text:span></text:p>
        </text:list-item>
        <text:list-item>
          <text:p text:style-name="P1"><text:span text:style-name="T2">8:00 AM – 6:00 PM -WORKING</text:span></text:p>
        </text:list-item>
        <text:list-item>
          <text:p text:style-name="P3"><text:span text:style-name="T2">6:00 PM – 7:00 PM - </text:span><text:span text:style-name="T5">TRAVEL TO ROOM</text:span></text:p>
        </text:list-item>
        <text:list-item>
          <text:p text:style-name="P3"><text:span text:style-name="T2">7:00 PM – 8:00 PM -</text:span><text:span text:style-name="T3">OTHER ACTIVITIES</text:span></text:p>
        </text:list-item>
        <text:list-item>
          <text:p text:style-name="P2"><text:span text:style-name="T3">8</text:span><text:span text:style-name="T2">:00 PM – </text:span><text:span text:style-name="T3">10</text:span><text:span text:style-name="T2">:00 PM – </text:span><text:span text:style-name="T3">DAILY CODING</text:span></text:p>
        </text:list-item>
        <text:list-item>
          <text:p text:style-name="P2"><text:span text:style-name="T2"><text:s/></text:span><text:span text:style-name="T3">10</text:span><text:span text:style-name="T2">:00 PM – </text:span><text:span text:style-name="T5">BED TIME</text:span></text:p>
        </text:list-item>
      </text:list>
      <text:p text:style-name="P4"><text:span text:style-name="T2"/></text:p>
      <text:p text:style-name="P4"><text:span text:style-name="T2"/></text:p>
      <text:p text:style-name="P4"><text:span text:style-name="T2"/></text:p>
      <text:p text:style-name="P5"><text:span text:style-name="T2">HOLIDAYS</text:span></text:p>
      <text:p text:style-name="P5"><text:span text:style-name="T2">1.<text:tab/>6:00 AM -WAKE UP</text:span></text:p>
      <text:p text:style-name="P6"><text:span text:style-name="T2">2.<text:tab/>6:00 AM -7:00 AM - DAILY ACTIVITIES</text:span></text:p>
      <text:p text:style-name="P6"><text:span text:style-name="T2">3.<text:tab/>7:00 AM – 10:00 AM –</text:span><text:span text:style-name="T4"> </text:span><text:span text:style-name="T2">DAILY CODING</text:span></text:p>
      <text:p text:style-name="P6"><text:span text:style-name="T2">4.<text:tab/>10:00 AM – 4:00 PM - OTHER ACTIVITIES</text:span></text:p>
      <text:p text:style-name="P6"><text:span text:style-name="T2">5. <text:tab/>4:00 PM – 5:00 PM -DAILY ACTIVITIES</text:span></text:p>
      <text:p text:style-name="P6"><text:span text:style-name="T2">6.<text:tab/>5:00 PM – 9:00 PM- OUTING</text:span></text:p>
      <text:p text:style-name="P5"><text:span text:style-name="T2">7. <text:tab/>10:00 PM - </text:span><text:span text:style-name="T5">BED</text:span><text:span text:style-name="T2"> </text:span><text:span text:style-name="T5">TIME</text:span></text:p>
      <text:p text:style-name="P5"><text:span text:style-name="T2"/></text:p>
      <text:list xml:id="list130605477453343" text:continue-numbering="true" text:style-name="WWNum1">
        <text:list-header>
          <text:p text:style-name="P8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12T13:06:00.348975547</dc:date>
    <meta:editing-duration>PT6M</meta:editing-duration>
    <meta:editing-cycles>1</meta:editing-cycles>
    <meta:generator>LibreOffice/6.4.4.2$Linux_X86_64 LibreOffice_project/40$Build-2</meta:generator>
    <meta:document-statistic meta:table-count="0" meta:image-count="0" meta:object-count="0" meta:page-count="1" meta:paragraph-count="17" meta:word-count="109" meta:character-count="524" meta:non-whitespace-character-count="421"/>
  </office:meta>
</office:document-meta>
</file>